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0520833333333333in"/>
    </style:style>
    <style:style style:name="ro1" style:family="table-row">
      <style:table-row-properties style:row-height="0.21875in" fo:break-before="auto" style:use-optimal-row-height="fals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2" table:number-columns-repeated="9" table:default-cell-style-name="ce15"/>
        <table:table-column table:style-name="co1" table:default-cell-style-name="ce15" table:number-columns-repeated="247"/>
        <table:table-row table:style-name="ro1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19022">
            <text:p>419022</text:p>
          </table:table-cell>
          <table:table-cell table:style-name="ce22" office:value-type="string">
            <text:p>ACT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rlington Campus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19022">
            <text:p>419022</text:p>
          </table:table-cell>
          <table:table-cell table:style-name="ce22" office:value-type="string">
            <text:p>ACT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Alexandria Campus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19022">
            <text:p>419022</text:p>
          </table:table-cell>
          <table:table-cell table:style-name="ce22" office:value-type="string">
            <text:p>ACT College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anassas Campus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411">
            <text:p>231411</text:p>
          </table:table-cell>
          <table:table-cell table:style-name="ce22" office:value-type="string">
            <text:p>Advanced Technology Institut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dvanced Technology Institute - Virginia Beach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411">
            <text:p>231411</text:p>
          </table:table-cell>
          <table:table-cell table:style-name="ce22" office:value-type="string">
            <text:p>Advanced Technology Institut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ATI - Virginia Beach Airport Facility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merican National University - Salem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American National University - Charlottesville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American National University - Martinsville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American National University - Lynchburg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merican National University - Danville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American National University - Princeton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American National University - Harrisonburg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National College of Business &amp; Technology-Bristol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National College of Business &amp; Technology-Knoxville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National College -  Cincinnati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97">
            <text:p>232797</text:p>
          </table:table-cell>
          <table:table-cell table:style-name="ce22" office:value-type="string">
            <text:p>American National University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National College  - Kettering</text:p>
          </table:table-cell>
          <table:table-cell table:style-name="ce22" office:value-type="float" office:value="3674">
            <text:p>36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32348">
            <text:p>432348</text:p>
          </table:table-cell>
          <table:table-cell table:style-name="ce22" office:value-type="string">
            <text:p>Appalachian School of Law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19457">
            <text:p>419457</text:p>
          </table:table-cell>
          <table:table-cell table:style-name="ce22" office:value-type="string">
            <text:p>Argosy University-Washington DC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rgosy University - Washington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420">
            <text:p>231420</text:p>
          </table:table-cell>
          <table:table-cell table:style-name="ce22" office:value-type="string">
            <text:p>Averett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586">
            <text:p>25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8257">
            <text:p>448257</text:p>
          </table:table-cell>
          <table:table-cell table:style-name="ce22" office:value-type="string">
            <text:p>Avi Career Trainin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27973">
            <text:p>427973</text:p>
          </table:table-cell>
          <table:table-cell table:style-name="ce22" office:value-type="string">
            <text:p>Aviation Institute of Maintenance-Chesapeak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5762">
            <text:p>445762</text:p>
          </table:table-cell>
          <table:table-cell table:style-name="ce22" office:value-type="string">
            <text:p>Aviation Institute of Maintenance-Manassa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5595">
            <text:p>445595</text:p>
          </table:table-cell>
          <table:table-cell table:style-name="ce22" office:value-type="string">
            <text:p>Banner College-Arlington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366793">
            <text:p>366793</text:p>
          </table:table-cell>
          <table:table-cell table:style-name="ce22" office:value-type="string">
            <text:p>Baptist Theological Seminary at Richmond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280">
            <text:p>231280</text:p>
          </table:table-cell>
          <table:table-cell table:style-name="ce22" office:value-type="string">
            <text:p>Bar Palma Beauty Careers Academ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536">
            <text:p>231536</text:p>
          </table:table-cell>
          <table:table-cell table:style-name="ce22" office:value-type="string">
            <text:p>Blue Ridge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Weyers Cave Campus</text:p>
          </table:table-cell>
          <table:table-cell table:style-name="ce22" office:value-type="float" office:value="3804">
            <text:p>38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536">
            <text:p>231536</text:p>
          </table:table-cell>
          <table:table-cell table:style-name="ce22" office:value-type="string">
            <text:p>Blue Ridge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BRCC Harrisonburg Center</text:p>
          </table:table-cell>
          <table:table-cell table:style-name="ce22" office:value-type="float" office:value="3804">
            <text:p>38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536">
            <text:p>231536</text:p>
          </table:table-cell>
          <table:table-cell table:style-name="ce22" office:value-type="string">
            <text:p>Blue Ridge Community College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BRCC Augusta Center at AMC</text:p>
          </table:table-cell>
          <table:table-cell table:style-name="ce22" office:value-type="float" office:value="3804">
            <text:p>38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554">
            <text:p>231554</text:p>
          </table:table-cell>
          <table:table-cell table:style-name="ce22" office:value-type="string">
            <text:p>Bluefield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356">
            <text:p>233356</text:p>
          </table:table-cell>
          <table:table-cell table:style-name="ce22" office:value-type="string">
            <text:p>Bon Secours Memorial College of Nursin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572">
            <text:p>231572</text:p>
          </table:table-cell>
          <table:table-cell table:style-name="ce22" office:value-type="string">
            <text:p>Braxton School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Braxton School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581">
            <text:p>231581</text:p>
          </table:table-cell>
          <table:table-cell table:style-name="ce22" office:value-type="string">
            <text:p>Bridgewater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828">
            <text:p>231828</text:p>
          </table:table-cell>
          <table:table-cell table:style-name="ce22" office:value-type="string">
            <text:p>Bryant &amp; Stratton College-Richmond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hmond Campus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785">
            <text:p>231785</text:p>
          </table:table-cell>
          <table:table-cell table:style-name="ce22" office:value-type="string">
            <text:p>Bryant &amp; Stratton College-Virginia Beach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1858">
            <text:p>441858</text:p>
          </table:table-cell>
          <table:table-cell table:style-name="ce22" office:value-type="string">
            <text:p>Career Training Solution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88">
            <text:p>231688</text:p>
          </table:table-cell>
          <table:table-cell table:style-name="ce22" office:value-type="string">
            <text:p>Central School of Practical Nursin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97">
            <text:p>231697</text:p>
          </table:table-cell>
          <table:table-cell table:style-name="ce22" office:value-type="string">
            <text:p>Central Virginia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787">
            <text:p>47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97">
            <text:p>231697</text:p>
          </table:table-cell>
          <table:table-cell table:style-name="ce22" office:value-type="string">
            <text:p>Central Virginia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Altavista Center</text:p>
          </table:table-cell>
          <table:table-cell table:style-name="ce22" office:value-type="float" office:value="4787">
            <text:p>47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97">
            <text:p>231697</text:p>
          </table:table-cell>
          <table:table-cell table:style-name="ce22" office:value-type="string">
            <text:p>Central Virginia Community College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Brookneal Center</text:p>
          </table:table-cell>
          <table:table-cell table:style-name="ce22" office:value-type="float" office:value="4787">
            <text:p>47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97">
            <text:p>231697</text:p>
          </table:table-cell>
          <table:table-cell table:style-name="ce22" office:value-type="string">
            <text:p>Central Virginia Community Colleg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Bedford Center</text:p>
          </table:table-cell>
          <table:table-cell table:style-name="ce22" office:value-type="float" office:value="4787">
            <text:p>47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20024">
            <text:p>420024</text:p>
          </table:table-cell>
          <table:table-cell table:style-name="ce22" office:value-type="string">
            <text:p>Centura College-Chesapeak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entura College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377449">
            <text:p>377449</text:p>
          </table:table-cell>
          <table:table-cell table:style-name="ce22" office:value-type="string">
            <text:p>Centura College-Newport New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Branch Campus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377458">
            <text:p>377458</text:p>
          </table:table-cell>
          <table:table-cell table:style-name="ce22" office:value-type="string">
            <text:p>Centura College-Norfolk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entura College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27982">
            <text:p>427982</text:p>
          </table:table-cell>
          <table:table-cell table:style-name="ce22" office:value-type="string">
            <text:p>Centura College-Richmond Main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entura College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0378">
            <text:p>440378</text:p>
          </table:table-cell>
          <table:table-cell table:style-name="ce22" office:value-type="string">
            <text:p>Centura College-Richmond Westend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entura College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016">
            <text:p>232016</text:p>
          </table:table-cell>
          <table:table-cell table:style-name="ce22" office:value-type="string">
            <text:p>Centura College-Virginia Beach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entura College</text:p>
          </table:table-cell>
          <table:table-cell table:style-name="ce22" office:value-type="float" office:value="1192">
            <text:p>11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27894">
            <text:p>427894</text:p>
          </table:table-cell>
          <table:table-cell table:style-name="ce22" office:value-type="string">
            <text:p>CET-Alexandria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Branch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712">
            <text:p>231712</text:p>
          </table:table-cell>
          <table:table-cell table:style-name="ce22" office:value-type="string">
            <text:p>Christopher Newport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699">
            <text:p>46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24">
            <text:p>231624</text:p>
          </table:table-cell>
          <table:table-cell table:style-name="ce22" office:value-type="string">
            <text:p>College of William and Mar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7544">
            <text:p>75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377403">
            <text:p>377403</text:p>
          </table:table-cell>
          <table:table-cell table:style-name="ce22" office:value-type="string">
            <text:p>Colonial Heights Beauty Academ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6206">
            <text:p>446206</text:p>
          </table:table-cell>
          <table:table-cell table:style-name="ce22" office:value-type="string">
            <text:p>Culpeper Cosmetology Training Cent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873">
            <text:p>231873</text:p>
          </table:table-cell>
          <table:table-cell table:style-name="ce22" office:value-type="string">
            <text:p>Dabney S Lancaster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316">
            <text:p>13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882">
            <text:p>231882</text:p>
          </table:table-cell>
          <table:table-cell table:style-name="ce22" office:value-type="string">
            <text:p>Danville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946">
            <text:p>39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24">
            <text:p>232724</text:p>
          </table:table-cell>
          <table:table-cell table:style-name="ce22" office:value-type="string">
            <text:p>Danville Regional Medical Center School of Health Profession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DRMC School of Health Profession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0536">
            <text:p>440536</text:p>
          </table:table-cell>
          <table:table-cell table:style-name="ce22" office:value-type="string">
            <text:p>DeVry University-Virginia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rlington Campus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0536">
            <text:p>440536</text:p>
          </table:table-cell>
          <table:table-cell table:style-name="ce22" office:value-type="string">
            <text:p>DeVry University-Virginia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Tysons Corner Center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043">
            <text:p>232043</text:p>
          </table:table-cell>
          <table:table-cell table:style-name="ce22" office:value-type="string">
            <text:p>Eastern Mennonite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052">
            <text:p>232052</text:p>
          </table:table-cell>
          <table:table-cell table:style-name="ce22" office:value-type="string">
            <text:p>Eastern Shore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970">
            <text:p>231970</text:p>
          </table:table-cell>
          <table:table-cell table:style-name="ce22" office:value-type="string">
            <text:p>Eastern Virginia Medical School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43">
            <text:p>248943</text:p>
          </table:table-cell>
          <table:table-cell table:style-name="ce22" office:value-type="string">
            <text:p>ECPI Technical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43">
            <text:p>248943</text:p>
          </table:table-cell>
          <table:table-cell table:style-name="ce22" office:value-type="string">
            <text:p>ECPI Technical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Skyline College - Innsbrook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ECPI University - Virginia Beach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ECPI University - Newport News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ECPI University - Greensboro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ECPI University - Charlotte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ECPI University - Greenville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ECPI University - Manassas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ECPI - Dulles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ECPI University - Raleigh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ECPI University - Charleston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ECPI University - Columbia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ECPI University - Concord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ECPI University - Norfolk (Culinary Institute of Virginia)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34">
            <text:p>248934</text:p>
          </table:table-cell>
          <table:table-cell table:style-name="ce22" office:value-type="string">
            <text:p>ECPI University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ECPI - Virginia Beach Annex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2806">
            <text:p>442806</text:p>
          </table:table-cell>
          <table:table-cell table:style-name="ce22" office:value-type="string">
            <text:p>Edward Via College of Osteopathic Medicin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Virginia Campus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025">
            <text:p>232025</text:p>
          </table:table-cell>
          <table:table-cell table:style-name="ce22" office:value-type="string">
            <text:p>Emory &amp; Henr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101">
            <text:p>1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4282">
            <text:p>444282</text:p>
          </table:table-cell>
          <table:table-cell table:style-name="ce22" office:value-type="string">
            <text:p>Empire Beauty School-Midlothian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Empire Beauty School - Midlothian- VA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2310">
            <text:p>442310</text:p>
          </table:table-cell>
          <table:table-cell table:style-name="ce22" office:value-type="string">
            <text:p>Everest College-Arlington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Everest College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38647">
            <text:p>438647</text:p>
          </table:table-cell>
          <table:table-cell table:style-name="ce22" office:value-type="string">
            <text:p>Everest College-Chesapeak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Branch Campus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5470">
            <text:p>445470</text:p>
          </table:table-cell>
          <table:table-cell table:style-name="ce22" office:value-type="string">
            <text:p>Everest College-McLean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Branch Campus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502">
            <text:p>232502</text:p>
          </table:table-cell>
          <table:table-cell table:style-name="ce22" office:value-type="string">
            <text:p>Everest College-Newport New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089">
            <text:p>232089</text:p>
          </table:table-cell>
          <table:table-cell table:style-name="ce22" office:value-type="string">
            <text:p>Ferrum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errum College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329">
            <text:p>233329</text:p>
          </table:table-cell>
          <table:table-cell table:style-name="ce22" office:value-type="string">
            <text:p>Fortis College-Norfolk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382957">
            <text:p>382957</text:p>
          </table:table-cell>
          <table:table-cell table:style-name="ce22" office:value-type="string">
            <text:p>Fortis College-Richmond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ortis College - Richmond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186">
            <text:p>232186</text:p>
          </table:table-cell>
          <table:table-cell table:style-name="ce22" office:value-type="string">
            <text:p>George Mason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9728">
            <text:p>297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195">
            <text:p>232195</text:p>
          </table:table-cell>
          <table:table-cell table:style-name="ce22" office:value-type="string">
            <text:p>Germanna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Locust Grove Campus</text:p>
          </table:table-cell>
          <table:table-cell table:style-name="ce22" office:value-type="float" office:value="5018">
            <text:p>50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195">
            <text:p>232195</text:p>
          </table:table-cell>
          <table:table-cell table:style-name="ce22" office:value-type="string">
            <text:p>Germanna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Fredericksburg Area Campus</text:p>
          </table:table-cell>
          <table:table-cell table:style-name="ce22" office:value-type="float" office:value="5018">
            <text:p>50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06495">
            <text:p>406495</text:p>
          </table:table-cell>
          <table:table-cell table:style-name="ce22" office:value-type="string">
            <text:p>Graham Webb International Academy of Hai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256">
            <text:p>232256</text:p>
          </table:table-cell>
          <table:table-cell table:style-name="ce22" office:value-type="string">
            <text:p>Hampden-Sydne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265">
            <text:p>232265</text:p>
          </table:table-cell>
          <table:table-cell table:style-name="ce22" office:value-type="string">
            <text:p>Hampton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6309">
            <text:p>63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265">
            <text:p>232265</text:p>
          </table:table-cell>
          <table:table-cell table:style-name="ce22" office:value-type="string">
            <text:p>Hampton University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HAMPTON UNIVERSITY COLLEGE OF VA BEACH</text:p>
          </table:table-cell>
          <table:table-cell table:style-name="ce22" office:value-type="float" office:value="6309">
            <text:p>63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265">
            <text:p>232265</text:p>
          </table:table-cell>
          <table:table-cell table:style-name="ce22" office:value-type="string">
            <text:p>Hampton University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HAMPTON UNIVERSITY CONTINUING ED ROANOKE BRANCH</text:p>
          </table:table-cell>
          <table:table-cell table:style-name="ce22" office:value-type="float" office:value="6309">
            <text:p>63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31266">
            <text:p>431266</text:p>
          </table:table-cell>
          <table:table-cell table:style-name="ce22" office:value-type="string">
            <text:p>Henrico County-Saint Marys Hospital School of Practical Nursin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189">
            <text:p>233189</text:p>
          </table:table-cell>
          <table:table-cell table:style-name="ce22" office:value-type="string">
            <text:p>Heritage Institut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377421">
            <text:p>377421</text:p>
          </table:table-cell>
          <table:table-cell table:style-name="ce22" office:value-type="string">
            <text:p>Heritage Institute-Manassa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eritage Institute Manassas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292">
            <text:p>232292</text:p>
          </table:table-cell>
          <table:table-cell table:style-name="ce22" office:value-type="string">
            <text:p>Hicks Academy of Beauty Cultur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icks Academy of Beauty Cultur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308">
            <text:p>232308</text:p>
          </table:table-cell>
          <table:table-cell table:style-name="ce22" office:value-type="string">
            <text:p>Hollins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ollins University</text:p>
          </table:table-cell>
          <table:table-cell table:style-name="ce22" office:value-type="float" office:value="1123">
            <text:p>1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5869">
            <text:p>445869</text:p>
          </table:table-cell>
          <table:table-cell table:style-name="ce22" office:value-type="string">
            <text:p>Institute for the Psychological Science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1964">
            <text:p>441964</text:p>
          </table:table-cell>
          <table:table-cell table:style-name="ce22" office:value-type="string">
            <text:p>ITT Technical Institute-Chantill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368601">
            <text:p>368601</text:p>
          </table:table-cell>
          <table:table-cell table:style-name="ce22" office:value-type="string">
            <text:p>ITT Technical Institute-Norfolk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37051">
            <text:p>437051</text:p>
          </table:table-cell>
          <table:table-cell table:style-name="ce22" office:value-type="string">
            <text:p>ITT Technical Institute-Richmond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1955">
            <text:p>441955</text:p>
          </table:table-cell>
          <table:table-cell table:style-name="ce22" office:value-type="string">
            <text:p>ITT Technical Institute-Springfield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414">
            <text:p>232414</text:p>
          </table:table-cell>
          <table:table-cell table:style-name="ce22" office:value-type="string">
            <text:p>J Sargeant Reynolds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arham Road Campus</text:p>
          </table:table-cell>
          <table:table-cell table:style-name="ce22" office:value-type="float" office:value="11671">
            <text:p>116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414">
            <text:p>232414</text:p>
          </table:table-cell>
          <table:table-cell table:style-name="ce22" office:value-type="string">
            <text:p>J Sargeant Reynolds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Downtown Campus</text:p>
          </table:table-cell>
          <table:table-cell table:style-name="ce22" office:value-type="float" office:value="11671">
            <text:p>116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414">
            <text:p>232414</text:p>
          </table:table-cell>
          <table:table-cell table:style-name="ce22" office:value-type="string">
            <text:p>J Sargeant Reynolds Community College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Goochland Campus</text:p>
          </table:table-cell>
          <table:table-cell table:style-name="ce22" office:value-type="float" office:value="11671">
            <text:p>116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423">
            <text:p>232423</text:p>
          </table:table-cell>
          <table:table-cell table:style-name="ce22" office:value-type="string">
            <text:p>James Madison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-Harrisonburg</text:p>
          </table:table-cell>
          <table:table-cell table:style-name="ce22" office:value-type="float" office:value="16938">
            <text:p>169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423">
            <text:p>232423</text:p>
          </table:table-cell>
          <table:table-cell table:style-name="ce22" office:value-type="string">
            <text:p>James Madison University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adison House (London Semester - Branch Campus)</text:p>
          </table:table-cell>
          <table:table-cell table:style-name="ce22" office:value-type="float" office:value="16938">
            <text:p>169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423">
            <text:p>232423</text:p>
          </table:table-cell>
          <table:table-cell table:style-name="ce22" office:value-type="string">
            <text:p>James Madison University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Antwerp Hall- JMU Semester in Antwerp- Belgium</text:p>
          </table:table-cell>
          <table:table-cell table:style-name="ce22" office:value-type="float" office:value="16938">
            <text:p>169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837">
            <text:p>231837</text:p>
          </table:table-cell>
          <table:table-cell table:style-name="ce22" office:value-type="string">
            <text:p>Jefferson College of Health Science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JCHS Main Campus</text:p>
          </table:table-cell>
          <table:table-cell table:style-name="ce22" office:value-type="float" office:value="873">
            <text:p>8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837">
            <text:p>231837</text:p>
          </table:table-cell>
          <table:table-cell table:style-name="ce22" office:value-type="string">
            <text:p>Jefferson College of Health Sciences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oanoke Higher Education Ctr</text:p>
          </table:table-cell>
          <table:table-cell table:style-name="ce22" office:value-type="float" office:value="873">
            <text:p>8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450">
            <text:p>232450</text:p>
          </table:table-cell>
          <table:table-cell table:style-name="ce22" office:value-type="string">
            <text:p>John Tyler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6314">
            <text:p>63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450">
            <text:p>232450</text:p>
          </table:table-cell>
          <table:table-cell table:style-name="ce22" office:value-type="string">
            <text:p>John Tyler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Featherstone</text:p>
          </table:table-cell>
          <table:table-cell table:style-name="ce22" office:value-type="float" office:value="6314">
            <text:p>63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450">
            <text:p>232450</text:p>
          </table:table-cell>
          <table:table-cell table:style-name="ce22" office:value-type="string">
            <text:p>John Tyler Community College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idlothian</text:p>
          </table:table-cell>
          <table:table-cell table:style-name="ce22" office:value-type="float" office:value="6314">
            <text:p>63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557">
            <text:p>232557</text:p>
          </table:table-cell>
          <table:table-cell table:style-name="ce22" office:value-type="string">
            <text:p>Liberty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2458">
            <text:p>124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">
            <text:p>22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566">
            <text:p>232566</text:p>
          </table:table-cell>
          <table:table-cell table:style-name="ce22" office:value-type="string">
            <text:p>Longwood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374">
            <text:p>43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">
            <text:p>33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575">
            <text:p>232575</text:p>
          </table:table-cell>
          <table:table-cell table:style-name="ce22" office:value-type="string">
            <text:p>Lord Fairfax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iddletown</text:p>
          </table:table-cell>
          <table:table-cell table:style-name="ce22" office:value-type="float" office:value="5492">
            <text:p>54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575">
            <text:p>232575</text:p>
          </table:table-cell>
          <table:table-cell table:style-name="ce22" office:value-type="string">
            <text:p>Lord Fairfax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Fauquier</text:p>
          </table:table-cell>
          <table:table-cell table:style-name="ce22" office:value-type="float" office:value="5492">
            <text:p>54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609">
            <text:p>232609</text:p>
          </table:table-cell>
          <table:table-cell table:style-name="ce22" office:value-type="string">
            <text:p>Lynchburg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428">
            <text:p>24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618">
            <text:p>232618</text:p>
          </table:table-cell>
          <table:table-cell table:style-name="ce22" office:value-type="string">
            <text:p>Lynchburg General Hospital School of Nursin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entra College of Nursing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672">
            <text:p>232672</text:p>
          </table:table-cell>
          <table:table-cell table:style-name="ce22" office:value-type="string">
            <text:p>Mary Baldwin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06">
            <text:p>232706</text:p>
          </table:table-cell>
          <table:table-cell table:style-name="ce22" office:value-type="string">
            <text:p>Marymount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rymount University</text:p>
          </table:table-cell>
          <table:table-cell table:style-name="ce22" office:value-type="float" office:value="3676">
            <text:p>36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42">
            <text:p>231642</text:p>
          </table:table-cell>
          <table:table-cell table:style-name="ce22" office:value-type="string">
            <text:p>MedSpa Careers Institut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edSpa Careers Institute - Richmond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42">
            <text:p>231642</text:p>
          </table:table-cell>
          <table:table-cell table:style-name="ce22" office:value-type="string">
            <text:p>MedSpa Careers Institut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edical Careers College - Virginia Beach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42">
            <text:p>231642</text:p>
          </table:table-cell>
          <table:table-cell table:style-name="ce22" office:value-type="string">
            <text:p>MedSpa Careers Institute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edical Careers College - Richmond West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42">
            <text:p>231642</text:p>
          </table:table-cell>
          <table:table-cell table:style-name="ce22" office:value-type="string">
            <text:p>MedSpa Careers Institut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Medical Careers College - Newport News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131742">
            <text:p>131742</text:p>
          </table:table-cell>
          <table:table-cell table:style-name="ce22" office:value-type="string">
            <text:p>Medtech Institut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alls Church Campus</text:p>
          </table:table-cell>
          <table:table-cell table:style-name="ce22" office:value-type="float" office:value="1391">
            <text:p>13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131742">
            <text:p>131742</text:p>
          </table:table-cell>
          <table:table-cell table:style-name="ce22" office:value-type="string">
            <text:p>Medtech Institut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edtech Institute - Silver Spring Campus</text:p>
          </table:table-cell>
          <table:table-cell table:style-name="ce22" office:value-type="float" office:value="1391">
            <text:p>13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131742">
            <text:p>131742</text:p>
          </table:table-cell>
          <table:table-cell table:style-name="ce22" office:value-type="string">
            <text:p>Medtech Institute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edtech College - Washington- DC Campus</text:p>
          </table:table-cell>
          <table:table-cell table:style-name="ce22" office:value-type="float" office:value="1391">
            <text:p>13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091">
            <text:p>233091</text:p>
          </table:table-cell>
          <table:table-cell table:style-name="ce22" office:value-type="string">
            <text:p>Miller-Motte Technical College-Lynchbur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iller-Motte Technical College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091">
            <text:p>233091</text:p>
          </table:table-cell>
          <table:table-cell table:style-name="ce22" office:value-type="string">
            <text:p>Miller-Motte Technical College-Lynchburg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iller-Motte Technical College - Cary- NC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788">
            <text:p>232788</text:p>
          </table:table-cell>
          <table:table-cell table:style-name="ce22" office:value-type="string">
            <text:p>Mountain Empire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974">
            <text:p>29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19004">
            <text:p>419004</text:p>
          </table:table-cell>
          <table:table-cell table:style-name="ce22" office:value-type="string">
            <text:p>New Horizons Regional Education Center School of Practical Nursin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ew Horizons Regional Education Center School of Practical Nursing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867">
            <text:p>232867</text:p>
          </table:table-cell>
          <table:table-cell table:style-name="ce22" office:value-type="string">
            <text:p>New River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915">
            <text:p>39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937">
            <text:p>232937</text:p>
          </table:table-cell>
          <table:table-cell table:style-name="ce22" office:value-type="string">
            <text:p>Norfolk State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orfolk State University</text:p>
          </table:table-cell>
          <table:table-cell table:style-name="ce22" office:value-type="float" office:value="6096">
            <text:p>60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946">
            <text:p>232946</text:p>
          </table:table-cell>
          <table:table-cell table:style-name="ce22" office:value-type="string">
            <text:p>Northern Virginia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nnandale Campus</text:p>
          </table:table-cell>
          <table:table-cell table:style-name="ce22" office:value-type="float" office:value="37740">
            <text:p>377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946">
            <text:p>232946</text:p>
          </table:table-cell>
          <table:table-cell table:style-name="ce22" office:value-type="string">
            <text:p>Northern Virginia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Alexandria Campus</text:p>
          </table:table-cell>
          <table:table-cell table:style-name="ce22" office:value-type="float" office:value="37740">
            <text:p>377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946">
            <text:p>232946</text:p>
          </table:table-cell>
          <table:table-cell table:style-name="ce22" office:value-type="string">
            <text:p>Northern Virginia Community College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Loudoun Campus</text:p>
          </table:table-cell>
          <table:table-cell table:style-name="ce22" office:value-type="float" office:value="37740">
            <text:p>377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946">
            <text:p>232946</text:p>
          </table:table-cell>
          <table:table-cell table:style-name="ce22" office:value-type="string">
            <text:p>Northern Virginia Community Colleg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Manassas Campus</text:p>
          </table:table-cell>
          <table:table-cell table:style-name="ce22" office:value-type="float" office:value="37740">
            <text:p>377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946">
            <text:p>232946</text:p>
          </table:table-cell>
          <table:table-cell table:style-name="ce22" office:value-type="string">
            <text:p>Northern Virginia Community College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Woodbridge Campus</text:p>
          </table:table-cell>
          <table:table-cell table:style-name="ce22" office:value-type="float" office:value="37740">
            <text:p>377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946">
            <text:p>232946</text:p>
          </table:table-cell>
          <table:table-cell table:style-name="ce22" office:value-type="string">
            <text:p>Northern Virginia Community College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Medical Education Campus</text:p>
          </table:table-cell>
          <table:table-cell table:style-name="ce22" office:value-type="float" office:value="37740">
            <text:p>377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982">
            <text:p>232982</text:p>
          </table:table-cell>
          <table:table-cell table:style-name="ce22" office:value-type="string">
            <text:p>Old Dominion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Old Dominion University</text:p>
          </table:table-cell>
          <table:table-cell table:style-name="ce22" office:value-type="float" office:value="21274">
            <text:p>212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019">
            <text:p>233019</text:p>
          </table:table-cell>
          <table:table-cell table:style-name="ce22" office:value-type="string">
            <text:p>Patrick Henry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228">
            <text:p>32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037">
            <text:p>233037</text:p>
          </table:table-cell>
          <table:table-cell table:style-name="ce22" office:value-type="string">
            <text:p>Paul D Camp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ranklin Campus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037">
            <text:p>233037</text:p>
          </table:table-cell>
          <table:table-cell table:style-name="ce22" office:value-type="string">
            <text:p>Paul D Camp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Hobbs Suffolk Campus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116">
            <text:p>233116</text:p>
          </table:table-cell>
          <table:table-cell table:style-name="ce22" office:value-type="string">
            <text:p>Piedmont Virginia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163">
            <text:p>41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277">
            <text:p>233277</text:p>
          </table:table-cell>
          <table:table-cell table:style-name="ce22" office:value-type="string">
            <text:p>Radford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9552">
            <text:p>95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301">
            <text:p>233301</text:p>
          </table:table-cell>
          <table:table-cell table:style-name="ce22" office:value-type="string">
            <text:p>Randolph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ANDOLPH COLLEGE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295">
            <text:p>233295</text:p>
          </table:table-cell>
          <table:table-cell table:style-name="ce22" office:value-type="string">
            <text:p>Randolph-Macon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125">
            <text:p>1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310">
            <text:p>233310</text:p>
          </table:table-cell>
          <table:table-cell table:style-name="ce22" office:value-type="string">
            <text:p>Rappahannock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Glenns Campus</text:p>
          </table:table-cell>
          <table:table-cell table:style-name="ce22" office:value-type="float" office:value="2870">
            <text:p>28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310">
            <text:p>233310</text:p>
          </table:table-cell>
          <table:table-cell table:style-name="ce22" office:value-type="string">
            <text:p>Rappahannock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Warsaw Campus</text:p>
          </table:table-cell>
          <table:table-cell table:style-name="ce22" office:value-type="float" office:value="2870">
            <text:p>28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51">
            <text:p>231651</text:p>
          </table:table-cell>
          <table:table-cell table:style-name="ce22" office:value-type="string">
            <text:p>Regent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961">
            <text:p>39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651">
            <text:p>231651</text:p>
          </table:table-cell>
          <table:table-cell table:style-name="ce22" office:value-type="string">
            <text:p>Regent University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egent University- DC Campus</text:p>
          </table:table-cell>
          <table:table-cell table:style-name="ce22" office:value-type="float" office:value="3961">
            <text:p>39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338">
            <text:p>233338</text:p>
          </table:table-cell>
          <table:table-cell table:style-name="ce22" office:value-type="string">
            <text:p>Richard Bland College of the College of William and Mar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hard Bland College of the College of William and Mary</text:p>
          </table:table-cell>
          <table:table-cell table:style-name="ce22" office:value-type="float" office:value="1437">
            <text:p>14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37769">
            <text:p>437769</text:p>
          </table:table-cell>
          <table:table-cell table:style-name="ce22" office:value-type="string">
            <text:p>Richmond School of Health and Technolog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hester Career College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408">
            <text:p>233408</text:p>
          </table:table-cell>
          <table:table-cell table:style-name="ce22" office:value-type="string">
            <text:p>Riverside School of Health Career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35213">
            <text:p>435213</text:p>
          </table:table-cell>
          <table:table-cell table:style-name="ce22" office:value-type="string">
            <text:p>Riverside School of Health Career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verside School of Health Careers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426">
            <text:p>233426</text:p>
          </table:table-cell>
          <table:table-cell table:style-name="ce22" office:value-type="string">
            <text:p>Roanoke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936">
            <text:p>19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1876">
            <text:p>441876</text:p>
          </table:table-cell>
          <table:table-cell table:style-name="ce22" office:value-type="string">
            <text:p>Rudy &amp; Kelly Academy of Hair and Nail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UDY &amp; KELLY ACADEMY -Paul Mitchell Partner School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499">
            <text:p>233499</text:p>
          </table:table-cell>
          <table:table-cell table:style-name="ce22" office:value-type="string">
            <text:p>Saint Pauls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Saint Paul's College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216">
            <text:p>234216</text:p>
          </table:table-cell>
          <table:table-cell table:style-name="ce22" office:value-type="string">
            <text:p>Sanford-Brown College-Tysons Corn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Sanford-Brown College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885">
            <text:p>232885</text:p>
          </table:table-cell>
          <table:table-cell table:style-name="ce22" office:value-type="string">
            <text:p>Sentara College of Health Science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541">
            <text:p>233541</text:p>
          </table:table-cell>
          <table:table-cell table:style-name="ce22" office:value-type="string">
            <text:p>Shenandoah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998">
            <text:p>29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61931">
            <text:p>261931</text:p>
          </table:table-cell>
          <table:table-cell table:style-name="ce22" office:value-type="string">
            <text:p>Skyline College-Roanok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Skyline College - Roanoke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611">
            <text:p>233611</text:p>
          </table:table-cell>
          <table:table-cell table:style-name="ce22" office:value-type="string">
            <text:p>Southern Virginia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082">
            <text:p>233082</text:p>
          </table:table-cell>
          <table:table-cell table:style-name="ce22" office:value-type="string">
            <text:p>Southside Regional Medical Center Professional School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SRMC Professional Schools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639">
            <text:p>233639</text:p>
          </table:table-cell>
          <table:table-cell table:style-name="ce22" office:value-type="string">
            <text:p>Southside Virginia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hristanna campus</text:p>
          </table:table-cell>
          <table:table-cell table:style-name="ce22" office:value-type="float" office:value="4863">
            <text:p>48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648">
            <text:p>233648</text:p>
          </table:table-cell>
          <table:table-cell table:style-name="ce22" office:value-type="string">
            <text:p>Southwest Virginia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666">
            <text:p>36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657">
            <text:p>233657</text:p>
          </table:table-cell>
          <table:table-cell table:style-name="ce22" office:value-type="string">
            <text:p>Springfield Beauty Academ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nnandale Campus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666">
            <text:p>233666</text:p>
          </table:table-cell>
          <table:table-cell table:style-name="ce22" office:value-type="string">
            <text:p>Staunton School of Cosmetolog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38498">
            <text:p>438498</text:p>
          </table:table-cell>
          <table:table-cell table:style-name="ce22" office:value-type="string">
            <text:p>Stratford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1721">
            <text:p>231721</text:p>
          </table:table-cell>
          <table:table-cell table:style-name="ce22" office:value-type="string">
            <text:p>Suffolk Beauty Academ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593">
            <text:p>232593</text:p>
          </table:table-cell>
          <table:table-cell table:style-name="ce22" office:value-type="string">
            <text:p>Suffolk Public Schools-Sentara Obici Hospital School of Practical Nursin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718">
            <text:p>233718</text:p>
          </table:table-cell>
          <table:table-cell table:style-name="ce22" office:value-type="string">
            <text:p>Sweet Briar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286">
            <text:p>233286</text:p>
          </table:table-cell>
          <table:table-cell table:style-name="ce22" office:value-type="string">
            <text:p>Sylvain Melloul International Hair Academ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4884">
            <text:p>444884</text:p>
          </table:table-cell>
          <table:table-cell table:style-name="ce22" office:value-type="string">
            <text:p>Tap This Valley Works CE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oanoke Higher Education Center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48970">
            <text:p>248970</text:p>
          </table:table-cell>
          <table:table-cell table:style-name="ce22" office:value-type="string">
            <text:p>TESST College of Technology-Alexandria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0341">
            <text:p>440341</text:p>
          </table:table-cell>
          <table:table-cell table:style-name="ce22" office:value-type="string">
            <text:p>The Art Institute of Washington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The Art Institute of Washington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897">
            <text:p>233897</text:p>
          </table:table-cell>
          <table:table-cell table:style-name="ce22" office:value-type="string">
            <text:p>The University of Virginia's College at Wis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University of VA's College at Wise</text:p>
          </table:table-cell>
          <table:table-cell table:style-name="ce22" office:value-type="float" office:value="1953">
            <text:p>19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754">
            <text:p>233754</text:p>
          </table:table-cell>
          <table:table-cell table:style-name="ce22" office:value-type="string">
            <text:p>Thomas Nelson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8595">
            <text:p>85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772">
            <text:p>233772</text:p>
          </table:table-cell>
          <table:table-cell table:style-name="ce22" office:value-type="string">
            <text:p>Tidewater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orfolk Campus</text:p>
          </table:table-cell>
          <table:table-cell table:style-name="ce22" office:value-type="float" office:value="23718">
            <text:p>237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772">
            <text:p>233772</text:p>
          </table:table-cell>
          <table:table-cell table:style-name="ce22" office:value-type="string">
            <text:p>Tidewater Community College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Chesapeake Campus</text:p>
          </table:table-cell>
          <table:table-cell table:style-name="ce22" office:value-type="float" office:value="23718">
            <text:p>237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772">
            <text:p>233772</text:p>
          </table:table-cell>
          <table:table-cell table:style-name="ce22" office:value-type="string">
            <text:p>Tidewater Community College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egional Workforce Development Center</text:p>
          </table:table-cell>
          <table:table-cell table:style-name="ce22" office:value-type="float" office:value="23718">
            <text:p>237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772">
            <text:p>233772</text:p>
          </table:table-cell>
          <table:table-cell table:style-name="ce22" office:value-type="string">
            <text:p>Tidewater Community Colleg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Virginia Beach Campus</text:p>
          </table:table-cell>
          <table:table-cell table:style-name="ce22" office:value-type="float" office:value="23718">
            <text:p>237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772">
            <text:p>233772</text:p>
          </table:table-cell>
          <table:table-cell table:style-name="ce22" office:value-type="string">
            <text:p>Tidewater Community College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Visual Arts Center</text:p>
          </table:table-cell>
          <table:table-cell table:style-name="ce22" office:value-type="float" office:value="23718">
            <text:p>237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919">
            <text:p>232919</text:p>
          </table:table-cell>
          <table:table-cell table:style-name="ce22" office:value-type="string">
            <text:p>Tidewater Tech-Trade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842">
            <text:p>233842</text:p>
          </table:table-cell>
          <table:table-cell table:style-name="ce22" office:value-type="string">
            <text:p>Union Presbyterian Seminar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842">
            <text:p>233842</text:p>
          </table:table-cell>
          <table:table-cell table:style-name="ce22" office:value-type="string">
            <text:p>Union Presbyterian Seminary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UNION PRESBYTERIAN SEMINARY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2681">
            <text:p>232681</text:p>
          </table:table-cell>
          <table:table-cell table:style-name="ce22" office:value-type="string">
            <text:p>University of Mary Washington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University of Mary Washington</text:p>
          </table:table-cell>
          <table:table-cell table:style-name="ce22" office:value-type="float" office:value="4734">
            <text:p>47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2189">
            <text:p>442189</text:p>
          </table:table-cell>
          <table:table-cell table:style-name="ce22" office:value-type="string">
            <text:p>University of Phoenix-Northern Virginia Campu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eston Campus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6756">
            <text:p>446756</text:p>
          </table:table-cell>
          <table:table-cell table:style-name="ce22" office:value-type="string">
            <text:p>University of Phoenix-Richmond-Virginia Beach Campu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hmond-Virginia Beach Campus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374">
            <text:p>233374</text:p>
          </table:table-cell>
          <table:table-cell table:style-name="ce22" office:value-type="string">
            <text:p>University of Richmond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4542">
            <text:p>45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2639">
            <text:p>442639</text:p>
          </table:table-cell>
          <table:table-cell table:style-name="ce22" office:value-type="string">
            <text:p>University of the Potomac-VA Campu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University of the Potomac - VA Campu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76">
            <text:p>234076</text:p>
          </table:table-cell>
          <table:table-cell table:style-name="ce22" office:value-type="string">
            <text:p>University of Virginia-Main Campu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3765">
            <text:p>237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76">
            <text:p>234076</text:p>
          </table:table-cell>
          <table:table-cell table:style-name="ce22" office:value-type="string">
            <text:p>University of Virginia-Main Campus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University of  Virginia Northern Virginia Center</text:p>
          </table:table-cell>
          <table:table-cell table:style-name="ce22" office:value-type="float" office:value="23765">
            <text:p>237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76">
            <text:p>234076</text:p>
          </table:table-cell>
          <table:table-cell table:style-name="ce22" office:value-type="string">
            <text:p>University of Virginia-Main Campus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University of Virginia Roanoke Center</text:p>
          </table:table-cell>
          <table:table-cell table:style-name="ce22" office:value-type="float" office:value="23765">
            <text:p>237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76">
            <text:p>234076</text:p>
          </table:table-cell>
          <table:table-cell table:style-name="ce22" office:value-type="string">
            <text:p>University of Virginia-Main Campu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University of Virginia Richmond Center</text:p>
          </table:table-cell>
          <table:table-cell table:style-name="ce22" office:value-type="float" office:value="23765">
            <text:p>237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76">
            <text:p>234076</text:p>
          </table:table-cell>
          <table:table-cell table:style-name="ce22" office:value-type="string">
            <text:p>University of Virginia-Main Campu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University of Virginia Southwest Higher Education Center</text:p>
          </table:table-cell>
          <table:table-cell table:style-name="ce22" office:value-type="float" office:value="23765">
            <text:p>237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76">
            <text:p>234076</text:p>
          </table:table-cell>
          <table:table-cell table:style-name="ce22" office:value-type="string">
            <text:p>University of Virginia-Main Campus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University of Virginia Newport News</text:p>
          </table:table-cell>
          <table:table-cell table:style-name="ce22" office:value-type="float" office:value="23765">
            <text:p>237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76">
            <text:p>234076</text:p>
          </table:table-cell>
          <table:table-cell table:style-name="ce22" office:value-type="string">
            <text:p>University of Virginia-Main Campu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FBI Academy</text:p>
          </table:table-cell>
          <table:table-cell table:style-name="ce22" office:value-type="float" office:value="23765">
            <text:p>237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377485">
            <text:p>377485</text:p>
          </table:table-cell>
          <table:table-cell table:style-name="ce22" office:value-type="string">
            <text:p>Virginia Beach City Public Schools School of Practical Nursin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30">
            <text:p>234030</text:p>
          </table:table-cell>
          <table:table-cell table:style-name="ce22" office:value-type="string">
            <text:p>Virginia Commonwealth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onroe Park Campus</text:p>
          </table:table-cell>
          <table:table-cell table:style-name="ce22" office:value-type="float" office:value="29168">
            <text:p>29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30">
            <text:p>234030</text:p>
          </table:table-cell>
          <table:table-cell table:style-name="ce22" office:value-type="string">
            <text:p>Virginia Commonwealth University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CV Campus</text:p>
          </table:table-cell>
          <table:table-cell table:style-name="ce22" office:value-type="float" office:value="29168">
            <text:p>29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03">
            <text:p>233903</text:p>
          </table:table-cell>
          <table:table-cell table:style-name="ce22" office:value-type="string">
            <text:p>Virginia Highlands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Virginia Highlands Community College</text:p>
          </table:table-cell>
          <table:table-cell table:style-name="ce22" office:value-type="float" office:value="2425">
            <text:p>24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12">
            <text:p>233912</text:p>
          </table:table-cell>
          <table:table-cell table:style-name="ce22" office:value-type="string">
            <text:p>Virginia Intermont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Virginia Intermont College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085">
            <text:p>234085</text:p>
          </table:table-cell>
          <table:table-cell table:style-name="ce22" office:value-type="string">
            <text:p>Virginia Military Institut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Virginia Military Institute</text:p>
          </table:table-cell>
          <table:table-cell table:style-name="ce22" office:value-type="float" office:value="1369">
            <text:p>13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21">
            <text:p>233921</text:p>
          </table:table-cell>
          <table:table-cell table:style-name="ce22" office:value-type="string">
            <text:p>Virginia Polytechnic Institute and State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Virginia Polytechnic Institute and State Univ</text:p>
          </table:table-cell>
          <table:table-cell table:style-name="ce22" office:value-type="float" office:value="27979">
            <text:p>279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21">
            <text:p>233921</text:p>
          </table:table-cell>
          <table:table-cell table:style-name="ce22" office:value-type="string">
            <text:p>Virginia Polytechnic Institute and State University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Northern Virginia Center</text:p>
          </table:table-cell>
          <table:table-cell table:style-name="ce22" office:value-type="float" office:value="27979">
            <text:p>279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21">
            <text:p>233921</text:p>
          </table:table-cell>
          <table:table-cell table:style-name="ce22" office:value-type="string">
            <text:p>Virginia Polytechnic Institute and State University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Southwest Virginia Higher Education Center</text:p>
          </table:table-cell>
          <table:table-cell table:style-name="ce22" office:value-type="float" office:value="27979">
            <text:p>279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21">
            <text:p>233921</text:p>
          </table:table-cell>
          <table:table-cell table:style-name="ce22" office:value-type="string">
            <text:p>Virginia Polytechnic Institute and State Universit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oanoke Valley Graduate Center</text:p>
          </table:table-cell>
          <table:table-cell table:style-name="ce22" office:value-type="float" office:value="27979">
            <text:p>279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21">
            <text:p>233921</text:p>
          </table:table-cell>
          <table:table-cell table:style-name="ce22" office:value-type="string">
            <text:p>Virginia Polytechnic Institute and State University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Virginia Tech Hampton Roads Center</text:p>
          </table:table-cell>
          <table:table-cell table:style-name="ce22" office:value-type="float" office:value="27979">
            <text:p>279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21">
            <text:p>233921</text:p>
          </table:table-cell>
          <table:table-cell table:style-name="ce22" office:value-type="string">
            <text:p>Virginia Polytechnic Institute and State University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Washington-Alexandria Center</text:p>
          </table:table-cell>
          <table:table-cell table:style-name="ce22" office:value-type="float" office:value="27979">
            <text:p>279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21">
            <text:p>233921</text:p>
          </table:table-cell>
          <table:table-cell table:style-name="ce22" office:value-type="string">
            <text:p>Virginia Polytechnic Institute and State University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Marion duPont Scott Equine Medical Center</text:p>
          </table:table-cell>
          <table:table-cell table:style-name="ce22" office:value-type="float" office:value="27979">
            <text:p>279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21">
            <text:p>233921</text:p>
          </table:table-cell>
          <table:table-cell table:style-name="ce22" office:value-type="string">
            <text:p>Virginia Polytechnic Institute and State University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Center for European Studies and Architecture</text:p>
          </table:table-cell>
          <table:table-cell table:style-name="ce22" office:value-type="float" office:value="27979">
            <text:p>279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119">
            <text:p>234119</text:p>
          </table:table-cell>
          <table:table-cell table:style-name="ce22" office:value-type="string">
            <text:p>Virginia School of Hair Design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Virginia School of Hair Design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30254">
            <text:p>430254</text:p>
          </table:table-cell>
          <table:table-cell table:style-name="ce22" office:value-type="string">
            <text:p>Virginia School of Massa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155">
            <text:p>234155</text:p>
          </table:table-cell>
          <table:table-cell table:style-name="ce22" office:value-type="string">
            <text:p>Virginia State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5055">
            <text:p>50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164">
            <text:p>234164</text:p>
          </table:table-cell>
          <table:table-cell table:style-name="ce22" office:value-type="string">
            <text:p>Virginia Union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137">
            <text:p>234137</text:p>
          </table:table-cell>
          <table:table-cell table:style-name="ce22" office:value-type="string">
            <text:p>Virginia University of Lynchburg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173">
            <text:p>234173</text:p>
          </table:table-cell>
          <table:table-cell table:style-name="ce22" office:value-type="string">
            <text:p>Virginia Wesleyan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VIRGINIA WESLEYAN COLLEGE</text:p>
          </table:table-cell>
          <table:table-cell table:style-name="ce22" office:value-type="float" office:value="1392">
            <text:p>13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3949">
            <text:p>233949</text:p>
          </table:table-cell>
          <table:table-cell table:style-name="ce22" office:value-type="string">
            <text:p>Virginia Western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8243">
            <text:p>82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191">
            <text:p>234191</text:p>
          </table:table-cell>
          <table:table-cell table:style-name="ce22" office:value-type="string">
            <text:p>Wards Corner Beauty Academy-Norfolk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445683">
            <text:p>445683</text:p>
          </table:table-cell>
          <table:table-cell table:style-name="ce22" office:value-type="string">
            <text:p>Wards Corner Beauty Academy-Virginia Beach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Branch Campu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207">
            <text:p>234207</text:p>
          </table:table-cell>
          <table:table-cell table:style-name="ce22" office:value-type="string">
            <text:p>Washington and Lee University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n Campus</text:p>
          </table:table-cell>
          <table:table-cell table:style-name="ce22" office:value-type="float" office:value="2179">
            <text:p>21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225">
            <text:p>234225</text:p>
          </table:table-cell>
          <table:table-cell table:style-name="ce22" office:value-type="string">
            <text:p>Washington County Adult Skill Cent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Washington County Adult Skill Center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359">
            <text:p>234359</text:p>
          </table:table-cell>
          <table:table-cell table:style-name="ce22" office:value-type="string">
            <text:p>Woodrow Wilson Rehabilitation Cent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Woodrow Wilson Rehabilitation Center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</table:table-row>
        <table:table-row table:style-name="ro1">
          <table:table-cell table:style-name="ce22" office:value-type="float" office:value="2005">
            <text:p>2005</text:p>
          </table:table-cell>
          <table:table-cell table:style-name="ce22" office:value-type="float" office:value="234377">
            <text:p>234377</text:p>
          </table:table-cell>
          <table:table-cell table:style-name="ce22" office:value-type="string">
            <text:p>Wytheville Community Colleg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Wytheville Community College Main Campus</text:p>
          </table:table-cell>
          <table:table-cell table:style-name="ce22" office:value-type="float" office:value="2488">
            <text:p>24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